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dobe Arabic" svg:font-family="'Adobe Arabic'" style:font-pitch="variable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abc657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Arial" fo:font-size="12pt" fo:font-weight="normal" officeooo:paragraph-rsid="0023344b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Arial" fo:font-size="12pt" fo:letter-spacing="normal" style:text-underline-style="none" fo:font-weight="normal" officeooo:rsid="00058109" officeooo:paragraph-rsid="00058109" style:letter-kerning="fals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bold" officeooo:rsid="00058109" officeooo:paragraph-rsid="00058109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bold" officeooo:rsid="00077128" officeooo:paragraph-rsid="00077128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bold" officeooo:rsid="00077128" officeooo:paragraph-rsid="00f09477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bold" officeooo:rsid="00c20137" officeooo:paragraph-rsid="00f09477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officeooo:rsid="00058109" officeooo:paragraph-rsid="0005810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officeooo:rsid="00058109" officeooo:paragraph-rsid="0007823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officeooo:rsid="00077128" officeooo:paragraph-rsid="0007712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officeooo:rsid="00077128" officeooo:paragraph-rsid="00c2013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officeooo:rsid="00c20137" officeooo:paragraph-rsid="0007712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officeooo:rsid="00078235" officeooo:paragraph-rsid="0007823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officeooo:rsid="00add7b3" officeooo:paragraph-rsid="00cfafc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officeooo:rsid="00f285f5" officeooo:paragraph-rsid="00f285f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officeooo:rsid="0023344b" officeooo:paragraph-rsid="0023344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officeooo:rsid="0025ad33" officeooo:paragraph-rsid="0025ad3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officeooo:rsid="0025ad33" officeooo:paragraph-rsid="003b34e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officeooo:rsid="0029c596" officeooo:paragraph-rsid="00f6c0f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officeooo:rsid="0029c596" officeooo:paragraph-rsid="0029c59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officeooo:rsid="00fa338b" officeooo:paragraph-rsid="00fa338b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officeooo:rsid="01028e7b" officeooo:paragraph-rsid="01028e7b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officeooo:rsid="003f42d6" officeooo:paragraph-rsid="00f6c0f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officeooo:rsid="003f42d6" officeooo:paragraph-rsid="003e849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officeooo:rsid="003e8499" officeooo:paragraph-rsid="003e849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officeooo:rsid="002b7cc8" officeooo:paragraph-rsid="002b7cc8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officeooo:rsid="002ecac2" officeooo:paragraph-rsid="002ecac2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officeooo:rsid="00300ee6" officeooo:paragraph-rsid="00300ee6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margin-top="0cm" fo:margin-bottom="0cm" loext:contextual-spacing="false"/>
      <style:text-properties fo:color="#000000" style:font-name="Arial" fo:font-size="12pt" fo:letter-spacing="normal" style:text-underline-style="none" fo:font-weight="bold" officeooo:rsid="00c20137" officeooo:paragraph-rsid="00f09477" style:letter-kerning="false" style:font-size-asian="12pt" style:font-weight-asian="bold" style:font-size-complex="12pt" style:font-weight-complex="normal"/>
    </style:style>
    <style:style style:name="P30" style:family="paragraph" style:parent-style-name="Standard" style:list-style-name="L1">
      <style:paragraph-properties fo:margin-top="0cm" fo:margin-bottom="0cm" loext:contextual-spacing="false"/>
      <style:text-properties fo:color="#000000" style:font-name="Arial" fo:font-size="12pt" fo:letter-spacing="normal" style:text-underline-style="none" fo:font-weight="normal" officeooo:rsid="00f1abed" officeooo:paragraph-rsid="00f09477" style:letter-kerning="false" style:font-size-asian="12pt" style:font-weight-asian="normal" style:font-size-complex="12pt" style:font-weight-complex="bold"/>
    </style:style>
    <style:style style:name="P31" style:family="paragraph" style:parent-style-name="Standard" style:list-style-name="L1">
      <style:paragraph-properties fo:margin-top="0cm" fo:margin-bottom="0cm" loext:contextual-spacing="false"/>
      <style:text-properties style:font-name="Arial" fo:font-size="12pt" fo:font-weight="bold" officeooo:rsid="00c20137" officeooo:paragraph-rsid="00dae665" style:font-size-asian="12pt" style:font-weight-asian="bold" style:font-size-complex="12pt" style:font-weight-complex="bold"/>
    </style:style>
    <style:style style:name="P32" style:family="paragraph" style:parent-style-name="Standard" style:list-style-name="L1">
      <style:paragraph-properties fo:margin-top="0cm" fo:margin-bottom="0cm" loext:contextual-spacing="false"/>
      <style:text-properties style:font-name="Arial" fo:font-size="12pt" fo:font-weight="bold" officeooo:rsid="00c20137" officeooo:paragraph-rsid="00f09477" style:font-size-asian="12pt" style:font-weight-asian="bold" style:font-size-complex="12pt" style:font-weight-complex="bold"/>
    </style:style>
    <style:style style:name="P33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Arial" fo:font-size="12pt" fo:font-weight="bold" officeooo:rsid="00c20137" officeooo:paragraph-rsid="00f09477" style:font-size-asian="12pt" style:font-weight-asian="bold" style:font-size-complex="12pt" style:font-weight-complex="bold"/>
    </style:style>
    <style:style style:name="P34" style:family="paragraph" style:parent-style-name="Standard" style:list-style-name="L1">
      <style:paragraph-properties fo:margin-top="0cm" fo:margin-bottom="0cm" loext:contextual-spacing="false"/>
      <style:text-properties style:font-name="Arial" fo:font-size="12pt" officeooo:paragraph-rsid="00f09477" style:font-size-asian="12pt" style:font-size-complex="12pt"/>
    </style:style>
    <style:style style:name="P35" style:family="paragraph" style:parent-style-name="Standard" style:list-style-name="L1">
      <style:paragraph-properties fo:margin-top="0cm" fo:margin-bottom="0cm" loext:contextual-spacing="false"/>
      <style:text-properties style:font-name="Arial" fo:font-size="12pt" officeooo:paragraph-rsid="00f1abed" style:font-size-asian="12pt" style:font-size-complex="12pt"/>
    </style:style>
    <style:style style:name="P36" style:family="paragraph" style:parent-style-name="Standard" style:list-style-name="L2">
      <style:paragraph-properties fo:margin-top="0cm" fo:margin-bottom="0cm" loext:contextual-spacing="false"/>
      <style:text-properties style:font-name="Arial" fo:font-size="12pt" officeooo:rsid="00a684a7" officeooo:paragraph-rsid="00a684a7" style:font-size-asian="12pt" style:font-size-complex="12pt"/>
    </style:style>
    <style:style style:name="P37" style:family="paragraph" style:parent-style-name="Standard" style:list-style-name="L1">
      <style:paragraph-properties fo:margin-top="0cm" fo:margin-bottom="0cm" loext:contextual-spacing="false"/>
      <style:text-properties style:font-name="Arial" fo:font-size="12pt" fo:font-weight="normal" officeooo:rsid="00c20137" officeooo:paragraph-rsid="00f09477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top="0cm" fo:margin-bottom="0cm" loext:contextual-spacing="false"/>
      <style:text-properties style:font-name="Arial" fo:font-size="12pt" fo:font-weight="normal" officeooo:rsid="00c20137" officeooo:paragraph-rsid="00f09477" style:font-size-asian="12pt" style:font-weight-asian="normal" style:font-size-complex="12pt" style:font-weight-complex="normal"/>
    </style:style>
    <style:style style:name="P39" style:family="paragraph" style:parent-style-name="Standard" style:list-style-name="L2">
      <style:paragraph-properties fo:margin-top="0cm" fo:margin-bottom="0cm" loext:contextual-spacing="false"/>
      <style:text-properties style:font-name="Arial" fo:font-size="12pt" fo:font-weight="normal" officeooo:rsid="00a41847" officeooo:paragraph-rsid="00a41847" style:font-size-asian="12pt" style:font-weight-asian="normal" style:font-size-complex="12pt" style:font-weight-complex="normal"/>
    </style:style>
    <style:style style:name="T1" style:family="text">
      <style:text-properties officeooo:rsid="0007828f"/>
    </style:style>
    <style:style style:name="T2" style:family="text">
      <style:text-properties fo:color="#000000" officeooo:rsid="003f42d6"/>
    </style:style>
    <style:style style:name="T3" style:family="text">
      <style:text-properties fo:color="#000000" fo:letter-spacing="normal" style:text-underline-style="none" fo:font-weight="bold" officeooo:rsid="00c20137" style:letter-kerning="false" style:font-weight-asian="bold" style:font-weight-complex="normal"/>
    </style:style>
    <style:style style:name="T4" style:family="text">
      <style:text-properties fo:color="#000000" fo:letter-spacing="normal" style:text-underline-style="none" fo:font-weight="bold" officeooo:rsid="00f1abed" style:letter-kerning="false" style:font-weight-asian="bold" style:font-weight-complex="normal"/>
    </style:style>
    <style:style style:name="T5" style:family="text">
      <style:text-properties fo:color="#000000" fo:letter-spacing="normal" style:text-underline-style="none" fo:font-weight="normal" style:letter-kerning="false" style:font-weight-asian="normal"/>
    </style:style>
    <style:style style:name="T6" style:family="text">
      <style:text-properties fo:color="#000000" fo:letter-spacing="normal" style:text-underline-style="none" fo:font-weight="normal" officeooo:rsid="00c20137" style:letter-kerning="false" style:font-weight-asian="normal" style:font-weight-complex="normal"/>
    </style:style>
    <style:style style:name="T7" style:family="text">
      <style:text-properties fo:color="#000000" fo:letter-spacing="normal" style:text-underline-style="none" fo:font-weight="normal" officeooo:rsid="00f1abed" style:letter-kerning="false" style:font-weight-asian="normal" style:font-weight-complex="normal"/>
    </style:style>
    <style:style style:name="T8" style:family="text">
      <style:text-properties fo:color="#000000" fo:letter-spacing="normal" style:text-underline-style="none" fo:font-weight="normal" officeooo:rsid="00c5ba3d" style:letter-kerning="false" style:font-weight-asian="normal" style:font-weight-complex="normal"/>
    </style:style>
    <style:style style:name="T9" style:family="text">
      <style:text-properties fo:color="#000000" fo:letter-spacing="normal" style:text-underline-style="none" fo:font-weight="normal" officeooo:rsid="00f285f5" style:letter-kerning="false" style:font-weight-asian="normal" style:font-weight-complex="normal"/>
    </style:style>
    <style:style style:name="T10" style:family="text">
      <style:text-properties fo:color="#000000" fo:letter-spacing="normal" style:text-underline-style="none" fo:font-weight="normal" officeooo:rsid="00c20137" style:letter-kerning="false" style:font-weight-asian="normal" style:font-weight-complex="bold"/>
    </style:style>
    <style:style style:name="T11" style:family="text">
      <style:text-properties fo:color="#000000" fo:letter-spacing="normal" style:text-underline-style="none" fo:font-weight="normal" officeooo:rsid="00f1abed" style:letter-kerning="false" style:font-weight-asian="normal" style:font-weight-complex="bold"/>
    </style:style>
    <style:style style:name="T12" style:family="text">
      <style:text-properties fo:color="#000000" fo:letter-spacing="normal" style:text-underline-style="none" style:letter-kerning="false"/>
    </style:style>
    <style:style style:name="T13" style:family="text">
      <style:text-properties fo:color="#000000" officeooo:rsid="00f285f5"/>
    </style:style>
    <style:style style:name="T14" style:family="text">
      <style:text-properties fo:color="#000000" style:font-name="HelveticaNeue" fo:font-size="53pt" fo:letter-spacing="normal" style:text-underline-style="none" style:letter-kerning="false" style:font-size-asian="53pt"/>
    </style:style>
    <style:style style:name="T15" style:family="text">
      <style:text-properties fo:color="#000000" style:font-name="HelveticaNeue" fo:letter-spacing="normal" style:text-underline-style="none" style:letter-kerning="false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77128" style:font-weight-asian="normal" style:font-weight-complex="normal"/>
    </style:style>
    <style:style style:name="T18" style:family="text">
      <style:text-properties fo:font-weight="normal" officeooo:rsid="00c20137" style:font-weight-asian="normal" style:font-weight-complex="normal"/>
    </style:style>
    <style:style style:name="T19" style:family="text">
      <style:text-properties fo:font-weight="normal" officeooo:rsid="00a41847" style:font-weight-asian="normal" style:font-weight-complex="normal"/>
    </style:style>
    <style:style style:name="T20" style:family="text">
      <style:text-properties fo:font-weight="normal" officeooo:rsid="00a6c7b3" style:font-weight-asian="normal" style:font-weight-complex="normal"/>
    </style:style>
    <style:style style:name="T21" style:family="text">
      <style:text-properties fo:font-weight="normal" officeooo:rsid="00a89eec" style:font-weight-asian="normal" style:font-weight-complex="normal"/>
    </style:style>
    <style:style style:name="T22" style:family="text">
      <style:text-properties fo:font-weight="normal" officeooo:rsid="01028e7b" style:font-weight-asian="normal" style:font-weight-complex="normal"/>
    </style:style>
    <style:style style:name="T23" style:family="text">
      <style:text-properties officeooo:rsid="001eb772"/>
    </style:style>
    <style:style style:name="T24" style:family="text">
      <style:text-properties officeooo:rsid="0020de4e"/>
    </style:style>
    <style:style style:name="T25" style:family="text">
      <style:text-properties officeooo:rsid="00218a86"/>
    </style:style>
    <style:style style:name="T26" style:family="text">
      <style:text-properties officeooo:rsid="002512f8"/>
    </style:style>
    <style:style style:name="T27" style:family="text">
      <style:text-properties officeooo:rsid="002c923d"/>
    </style:style>
    <style:style style:name="T28" style:family="text">
      <style:text-properties officeooo:rsid="0031abe4"/>
    </style:style>
    <style:style style:name="T29" style:family="text">
      <style:text-properties officeooo:rsid="003351cd"/>
    </style:style>
    <style:style style:name="T30" style:family="text">
      <style:text-properties officeooo:rsid="00351f56"/>
    </style:style>
    <style:style style:name="T31" style:family="text">
      <style:text-properties officeooo:rsid="00357ba4"/>
    </style:style>
    <style:style style:name="T32" style:family="text">
      <style:text-properties officeooo:rsid="003f42d6"/>
    </style:style>
    <style:style style:name="T33" style:family="text">
      <style:text-properties officeooo:rsid="004fbb83"/>
    </style:style>
    <style:style style:name="T34" style:family="text">
      <style:text-properties officeooo:rsid="00630c78"/>
    </style:style>
    <style:style style:name="T35" style:family="text">
      <style:text-properties officeooo:rsid="006e1831"/>
    </style:style>
    <style:style style:name="T36" style:family="text">
      <style:text-properties officeooo:rsid="009d322f"/>
    </style:style>
    <style:style style:name="T37" style:family="text">
      <style:text-properties officeooo:rsid="00b5d898"/>
    </style:style>
    <style:style style:name="T38" style:family="text">
      <style:text-properties officeooo:rsid="00c20137"/>
    </style:style>
    <style:style style:name="T39" style:family="text">
      <style:text-properties officeooo:rsid="00077128"/>
    </style:style>
    <style:style style:name="T40" style:family="text">
      <style:text-properties fo:color="#ce181e" officeooo:rsid="00f285f5"/>
    </style:style>
    <style:style style:name="T4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2" style:family="text">
      <style:text-properties fo:font-variant="normal" fo:text-transform="none" fo:letter-spacing="normal" fo:font-style="normal" fo:font-weight="bold" officeooo:rsid="00c6d53b" style:font-weight-asian="bold" style:font-weight-complex="bold"/>
    </style:style>
    <style:style style:name="T43" style:family="text">
      <style:text-properties fo:font-variant="normal" fo:text-transform="none" fo:letter-spacing="normal" fo:font-style="normal" fo:font-weight="bold" officeooo:rsid="01028e7b" style:font-weight-asian="bold" style:font-weight-complex="bold"/>
    </style:style>
    <style:style style:name="T44" style:family="text">
      <style:text-properties officeooo:rsid="00c7c6c0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c20137" style:font-weight-asian="bold" style:font-weight-complex="bold"/>
    </style:style>
    <style:style style:name="T47" style:family="text">
      <style:text-properties fo:font-weight="bold" officeooo:rsid="00c7c6c0" style:font-weight-asian="bold" style:font-weight-complex="bold"/>
    </style:style>
    <style:style style:name="T48" style:family="text">
      <style:text-properties officeooo:rsid="0023344b" style:font-weight-asian="normal" style:font-weight-complex="normal"/>
    </style:style>
    <style:style style:name="T49" style:family="text">
      <style:text-properties style:font-name="Times New Roman"/>
    </style:style>
    <style:style style:name="T50" style:family="text">
      <style:text-properties style:font-name="Times New Roman" fo:font-size="12pt" fo:font-weight="normal" officeooo:rsid="00abc657" style:font-size-asian="12pt" style:font-weight-asian="normal" style:font-size-complex="12pt" style:font-weight-complex="normal"/>
    </style:style>
    <style:style style:name="T51" style:family="text">
      <style:text-properties style:font-name="Times New Roman" fo:font-size="12pt" style:font-size-asian="12pt" style:font-size-complex="12pt"/>
    </style:style>
    <style:style style:name="T52" style:family="text">
      <style:text-properties style:font-name="Times New Roman" fo:font-size="12pt" officeooo:rsid="00abc657" style:font-size-asian="12pt" style:font-size-complex="12pt"/>
    </style:style>
    <style:style style:name="T53" style:family="text">
      <style:text-properties style:font-name="Times New Roman" fo:font-weight="normal" officeooo:rsid="00abc657" style:font-weight-asian="normal" style:font-weight-complex="normal"/>
    </style:style>
    <style:style style:name="T54" style:family="text">
      <style:text-properties style:font-name="Times New Roman" officeooo:rsid="00abc657"/>
    </style:style>
    <style:style style:name="T55" style:family="text">
      <style:text-properties officeooo:rsid="00f54b7c"/>
    </style:style>
    <style:style style:name="T56" style:family="text">
      <style:text-properties officeooo:rsid="00f7ea30"/>
    </style:style>
    <style:style style:name="T57" style:family="text">
      <style:text-properties officeooo:rsid="00fb4d4a"/>
    </style:style>
    <style:style style:name="T58" style:family="text">
      <style:text-properties officeooo:rsid="01004c34"/>
    </style:style>
    <style:style style:name="T59" style:family="text">
      <style:text-properties officeooo:rsid="01028e7b"/>
    </style:style>
    <style:style style:name="T60" style:family="text">
      <style:text-properties officeooo:rsid="01054afd"/>
    </style:style>
    <style:style style:name="T61" style:family="text">
      <style:text-properties officeooo:rsid="010d53bc"/>
    </style:style>
    <style:style style:name="T62" style:family="text">
      <style:text-properties fo:font-size="12pt" style:font-size-asian="12pt" style:font-size-complex="12pt"/>
    </style:style>
    <style:style style:name="T63" style:family="text">
      <style:text-properties fo:font-size="12pt" officeooo:rsid="00abc657" style:font-size-asian="12pt" style:font-size-complex="12pt"/>
    </style:style>
    <style:style style:name="T64" style:family="text">
      <style:text-properties fo:font-size="12pt" fo:font-weight="normal" officeooo:rsid="00abc657" style:font-size-asian="12pt" style:font-weight-asian="normal" style:font-size-complex="12pt" style:font-weight-complex="normal"/>
    </style:style>
    <style:style style:name="T65" style:family="text">
      <style:text-properties style:font-name="Adobe Arabic" fo:font-size="12pt" fo:font-weight="normal" officeooo:rsid="00abc657" style:font-size-asian="12pt" style:font-weight-asian="normal" style:font-size-complex="12pt" style:font-weight-complex="normal"/>
    </style:style>
    <style:style style:name="T66" style:family="text">
      <style:text-properties style:font-name="Adobe Arabic" fo:font-size="12pt" style:font-size-asian="12pt" style:font-size-complex="12pt"/>
    </style:style>
    <style:style style:name="T67" style:family="text">
      <style:text-properties style:font-name="Adobe Arabic" fo:font-size="12pt" officeooo:rsid="00abc657" style:font-size-asian="12pt" style:font-size-complex="12pt"/>
    </style:style>
    <style:style style:name="T68" style:family="text">
      <style:text-properties style:font-name="Arial" fo:font-size="12pt" fo:font-weight="normal" officeooo:rsid="00abc657" style:font-size-asian="12pt" style:font-weight-asian="normal" style:font-size-complex="12pt" style:font-weight-complex="normal"/>
    </style:style>
    <style:style style:name="T69" style:family="text">
      <style:text-properties style:font-name="Arial" fo:font-size="12pt" style:font-size-asian="12pt" style:font-size-complex="12pt"/>
    </style:style>
    <style:style style:name="T70" style:family="text">
      <style:text-properties style:font-name="Arial" fo:font-size="12pt" officeooo:rsid="00abc657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lide 1 - <text:span text:style-name="T24">Intro</text:span></text:p>
      <text:p text:style-name="P8">Hi I’m <text:span text:style-name="T55">Amah</text:span>, and we are Team Hackathron.</text:p>
      <text:p text:style-name="P8"/>
      <text:p text:style-name="P5">Slide 2 - <text:span text:style-name="T23">Category</text:span></text:p>
      <text:p text:style-name="P10"><text:span text:style-name="T38">We are here to </text:span>improve <text:span text:style-name="T58">both the customer and retailer’s experience</text:span> using new technologies <text:span text:style-name="T61">and </text:span><text:span text:style-name="T12">helping the retailer maintain better stock levels.</text:span></text:p>
      <text:p text:style-name="P12"/>
      <text:p text:style-name="P6">Slide 3 – Problems</text:p>
      <text:p text:style-name="P7"><text:span text:style-name="T39">.</text:span><text:span text:style-name="T17">... nowadays the retailer/ suppliers encountered the problems of:</text:span></text:p>
      <text:list xml:id="list1459987156" text:style-name="L1">
        <text:list-item>
          <text:p text:style-name="P31">In store operations</text:p>
          <text:list>
            <text:list-item>
              <text:p text:style-name="P34"><text:span text:style-name="T46">Stockout </text:span><text:span text:style-name="T18">- because of lack of notification of that the customer wil</text:span><text:span text:style-name="T22">l order and buy</text:span><text:span text:style-name="T18">, </text:span><text:span text:style-name="T22">creating a </text:span><text:span text:style-name="T18"><text:s/>lost opportunity to sell.</text:span></text:p>
            </text:list-item>
            <text:list-item>
              <text:p text:style-name="P37"><text:span text:style-name="T45">High carrying cost</text:span> - <text:s/>maintaining (and monitoring) of stocks including the slow moving goods.</text:p>
            </text:list-item>
            <text:list-item>
              <text:p text:style-name="P33">Product availability - <text:s/>low visibility of some goods.</text:p>
              <text:p text:style-name="P32"/>
            </text:list-item>
          </text:list>
        </text:list-item>
        <text:list-item>
          <text:p text:style-name="P29">Customer Experience (Sell-Faster)</text:p>
          <text:p text:style-name="P34"><text:span text:style-name="T3">... </text:span><text:span text:style-name="T4">the second problem is about the slow and hassle selling experience by the customer </text:span></text:p>
          <text:list>
            <text:list-item>
              <text:p text:style-name="P35"><text:span text:style-name="T5">Hassle of physical ordering - </text:span><text:span text:style-name="T6">Customer</text:span><text:span text:style-name="T7">s</text:span><text:span text:style-name="T6"> need to physically </text:span><text:span text:style-name="T9">visit the store to </text:span><text:span text:style-name="T6">see the product to check the quality and </text:span><text:span text:style-name="T7">its </text:span><text:span text:style-name="T8">appearance.</text:span></text:p>
            </text:list-item>
            <text:list-item>
              <text:p text:style-name="P34"><text:span text:style-name="T10">Time consuming </text:span><text:span text:style-name="T11">of creating transaction from ordering to payments</text:span><text:span text:style-name="T10"> </text:span><text:span text:style-name="T11">due to many clicks and user friction.</text:span></text:p>
              <text:p text:style-name="P30"/>
            </text:list-item>
          </text:list>
        </text:list-item>
      </text:list>
      <text:p text:style-name="P38"/>
      <text:p text:style-name="P11"/>
      <text:p text:style-name="P10">Slide 4 - <text:span text:style-name="T25">Solutions</text:span></text:p>
      <text:p text:style-name="P13">So the solution, <text:span text:style-name="T1">Hackathron, king of online store. </text:span><text:bookmark-start text:name="__DdeLink__15_699931910"/><text:span text:style-name="T1">Hackathron is an online platform that bring suppliers and customer together.</text:span><text:bookmark-end text:name="__DdeLink__15_699931910"/><text:span text:style-name="T1"> </text:span><text:span text:style-name="T13">An omni channel, <text:s/>as</text:span><text:span text:style-name="T40"> </text:span><text:span text:style-name="T1">we are equipped with the latest technologies from web based, mobile app and it even runs to your smart appliances.</text:span></text:p>
      <text:p text:style-name="P9"/>
      <text:p text:style-name="P14"><text:span text:style-name="T59">Our va</text:span>lue proposition: <text:span text:style-name="T38">Buy anytime, in anyway.</text:span> <text:span text:style-name="T37">Hackathron King of Online Store.</text:span></text:p>
      <text:p text:style-name="P15">In the next slide is our demo how we bring sustainable solutions <text:span text:style-name="T59">and positive change in an online market</text:span>:</text:p>
      <text:p text:style-name="P15"/>
      <text:p text:style-name="P16">Slide 5 – Demo VR</text:p>
      <text:p text:style-name="P2"><text:span text:style-name="T48">- </text:span><text:span text:style-name="T41">VR can save </text:span><text:span text:style-name="T42">customer’s</text:span><text:span text:style-name="T41"> time and money and make </text:span><text:span text:style-name="T42">buying</text:span><text:span text:style-name="T41"> more convenient. </text:span><text:span text:style-name="T42">Customer’</text:span><text:span text:style-name="T41">s won’t have to travel in order to make decisions and </text:span><text:span text:style-name="T42">complete the transaction.</text:span></text:p>
      <text:p text:style-name="P16"/>
      <text:p text:style-name="P16">Slide <text:span text:style-name="T26">6 – Demo Alexa</text:span></text:p>
      <text:p text:style-name="P16">- <text:span text:style-name="T30">alexa add to cart</text:span></text:p>
      <text:p text:style-name="P16">- <text:span text:style-name="T34">No need to run in-store, even running to your mobile and laptop just to order.</text:span></text:p>
      <text:p text:style-name="P16">- <text:span text:style-name="T44">Customer will have more time to focus on the things that truly matters </text:span><text:span text:style-name="T47">while doing the necessary things which is ordering.</text:span></text:p>
      <text:p text:style-name="P16"/>
      <text:p text:style-name="P17">Slide 7 – Demo Fingerprint</text:p>
      <text:p text:style-name="P18">- <text:span text:style-name="T31">facebook login -&gt; item -&gt; payment -&gt; finger print(OTP) – success order</text:span></text:p>
      <text:p text:style-name="P18"><text:soft-page-break/>- <text:span text:style-name="T35">We make our User Interface less friction without sacrificing security, goodbye google authenticator or <text:s text:c="2"/>OTP (one time password) sms. Giving more convenience without compromising the security.</text:span></text:p>
      <text:p text:style-name="P17"/>
      <text:p text:style-name="P19">Slide 8 – <text:span text:style-name="T56">Demo Push Notification</text:span></text:p>
      <text:p text:style-name="P21">Real time notification <text:span text:style-name="T57">to in-store personal about there stocks.</text:span></text:p>
      <text:p text:style-name="P21"/>
      <text:p text:style-name="P22">Giving the retailer the actual online scenario of its stock level, making them more productive, effective and efficient in <text:span text:style-name="T60">managing their inventory, -- satisfying and meeting the customer demands.</text:span></text:p>
      <text:p text:style-name="P23"/>
      <text:p text:style-name="P20">Slide 8 – How we did it</text:p>
      <text:p text:style-name="P24">We are using AWS <text:span text:style-name="T33">services, manage servers, server-less server and its famous voice assistant Alexa.</text:span></text:p>
      <text:p text:style-name="P25"/>
      <text:p text:style-name="P26">Slide 9 – <text:span text:style-name="T27">Business Model</text:span></text:p>
      <text:list xml:id="list1171035824" text:style-name="L2">
        <text:list-item>
          <text:p text:style-name="P39">SaaS (Software as a service)</text:p>
        </text:list-item>
        <text:list-item>
          <text:p text:style-name="P36"><text:span text:style-name="T19">R</text:span><text:span text:style-name="T16">evenue </text:span><text:span text:style-name="T20">as percentage </text:span><text:span text:style-name="T21">of transaction.</text:span></text:p>
        </text:list-item>
      </text:list>
      <text:p text:style-name="P27"/>
      <text:p text:style-name="P28">Slide 1<text:span text:style-name="T36">1</text:span> – Question<text:span text:style-name="T28">s</text:span></text:p>
      <text:p text:style-name="P28"/>
      <text:p text:style-name="P1"><text:span text:style-name="T68">You can visit our site at </text:span><text:a xlink:type="simple" xlink:href="https://accenture2019.gigamike.net/" text:style-name="Internet_20_link" text:visited-style-name="Visited_20_Internet_20_Link"><text:span text:style-name="T69">https://accenture2019.gigamike.net</text:span></text:a><text:span text:style-name="T69"> , </text:span><text:span text:style-name="T70">Thank you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dobe Arabic" svg:font-family="'Adobe Arabic'" style:font-pitch="variable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623cm" style:writing-mode="lr-tb"/>
      <style:text-properties style:use-window-font-color="true" style:font-name="Liberation Serif" fo:font-size="12pt" fo:language="en" fo:country="PH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09:14:29.846912117</meta:creation-date>
    <dc:date>2019-07-21T07:23:04.801197119</dc:date>
    <meta:editing-duration>PT16H54M59S</meta:editing-duration>
    <meta:editing-cycles>118</meta:editing-cycles>
    <meta:generator>LibreOffice/6.1.2.1$MacOSX_X86_64 LibreOffice_project/65905a128db06ba48db947242809d14d3f9a93fe</meta:generator>
    <meta:document-statistic meta:table-count="0" meta:image-count="0" meta:object-count="0" meta:page-count="2" meta:paragraph-count="39" meta:word-count="455" meta:character-count="2728" meta:non-whitespace-character-count="2306"/>
  </office:meta>
</office:document-meta>
</file>